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text-align="justify"/>
      <style:text-properties fo:language="en" fo:country="US"/>
    </style:style>
    <style:style style:name="P3" style:parent-style-name="Normal" style:family="paragraph">
      <style:paragraph-properties fo:text-align="justify"/>
      <style:text-properties fo:language="en" fo:country="US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</office:automatic-styles>
  <office:body>
    <office:text text:use-soft-page-breaks="true">
      <text:p text:style-name="P1">Indholdsstrategi</text:p>
      <text:p text:style-name="P2"/>
      <text:p text:style-name="P3">Problemdefiniton:</text:p>
      <text:p text:style-name="P4">Ønsker cocktails, som er rig på smag og en hvis standard, men mangler en nem og tilgængelig måde, at lave dem.<text:s/></text:p>
      <text:p text:style-name="P5">Løsning:</text:p>
      <text:p text:style-name="P6">Råstoff kan bruges til mange ingredien</text:p>
      <text:p text:style-name="P7">Formål:</text:p>
      <text:p text:style-name="P8">Siknas model</text:p>
      <text:p text:style-name="P9"/>
      <text:p text:style-name="P10"/>
      <text:p text:style-name="P1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ie Roshni</meta:initial-creator>
    <dc:creator>Sofie Roshni</dc:creator>
    <meta:creation-date>2023-11-15T13:45:00Z</meta:creation-date>
    <dc:date>2023-11-15T14:45:00Z</dc:date>
    <meta:template xlink:href="Normal" xlink:type="simple"/>
    <meta:editing-cycles>2</meta:editing-cycles>
    <meta:editing-duration>PT3600S</meta:editing-duration>
    <meta:document-statistic meta:page-count="1" meta:paragraph-count="1" meta:word-count="31" meta:character-count="220" meta:row-count="1" meta:non-whitespace-character-count="190"/>
  </office:meta>
</office:document-meta>
</file>